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99pt solid #000000" fo:border-right="none" fo:border-top="0.99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99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0.99pt solid #000000" fo:border-top="0.99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12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7" office:value-type="string" calcext:value-type="string">
            <text:p>lower</text:p>
          </table:table-cell>
          <table:table-cell table:style-name="ce11" office:value-type="string" calcext:value-type="string">
            <text:p>core</text:p>
          </table:table-cell>
          <table:table-cell table:style-name="ce7" office:value-type="string" calcext:value-type="string">
            <text:p>strength</text:p>
          </table:table-cell>
          <table:table-cell table:style-name="ce7" office:value-type="string" calcext:value-type="string">
            <text:p>posture</text:p>
          </table:table-cell>
          <table:table-cell table:style-name="ce22" office:value-type="string" calcext:value-type="string">
            <text:p>mobility</text:p>
          </table:table-cell>
          <table:table-cell table:style-name="ce22" office:value-type="string" calcext:value-type="string">
            <text:p>balance</text:p>
          </table:table-cell>
          <table:table-cell table:style-name="ce21" office:value-type="string" calcext:value-type="string">
            <text:p>difficulty</text:p>
          </table:table-cell>
          <table:table-cell table:style-name="ce25" office:value-type="string" calcext:value-type="string">
            <text:p>dressed</text:p>
          </table:table-cell>
          <table:table-cell table:style-name="ce1" office:value-type="string" calcext:value-type="string">
            <text:p>band</text:p>
          </table:table-cell>
          <table:table-cell table:style-name="ce7" office:value-type="string" calcext:value-type="string">
            <text:p>mattress</text:p>
          </table:table-cell>
          <table:table-cell table:style-name="ce7" office:value-type="string" calcext:value-type="string">
            <text:p>foam roller</text:p>
          </table:table-cell>
          <table:table-cell table:style-name="ce7"/>
          <table:table-cell table:style-name="ce11"/>
          <table:table-cell table:style-name="ce7" office:value-type="string" calcext:value-type="string">
            <text:p>stress</text:p>
          </table:table-cell>
          <table:table-cell table:style-name="ce7" office:value-type="string" calcext:value-type="string">
            <text:p>pairwise</text:p>
          </table:table-cell>
          <table:table-cell table:style-name="ce7" office:value-type="string" calcext:value-type="string">
            <text:p>reps</text:p>
          </table:table-cell>
          <table:table-cell table:style-name="ce22" office:value-type="string" calcext:value-type="string">
            <text:p>unit</text:p>
          </table:table-cell>
          <table:table-cell table:style-name="ce7" office:value-type="string" calcext:value-type="string">
            <text:p>instructions</text:p>
          </table:table-cell>
          <table:table-cell table:style-name="ce7" office:value-type="string" calcext:value-type="string">
            <text:p>Source</text:p>
          </table:table-cell>
          <table:table-cell table:style-name="ce7" table:number-columns-repeated="45"/>
          <table:table-cell table:style-name="ce22" table:number-columns-repeated="958"/>
        </table:table-row>
        <table:table-row table:style-name="ro1">
          <table:table-cell office:value-type="string" calcext:value-type="string">
            <text:p>Hip Rotation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uf dem Rücken, Beine im 90° und seitlich wegklapp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bra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nge Rotation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Ausfallschritt aufrecht; jeweils mit einer Hand nach hinten zeigen</text:p>
          </table:table-cell>
          <table:table-cell office:value-type="string" calcext:value-type="string">
            <text:p><text:a xlink:href="https://www.youtube.com/watch?v=0CrX59ulj9U" xlink:type="simple">https://www.youtube.com/watch?v=0CrX59ulj9U</text:a>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ront Support Inner Rotation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erfüßerstand, mit einer Hand am Kopf festhalten und aufdrehen</text:p>
          </table:table-cell>
          <table:table-cell office:value-type="string" calcext:value-type="string">
            <text:p>https://www.youtube.com/watch?v=RqcOCBb4arc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issing Dog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erfüßerstand, ein Bein seitlich aufklapp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oracic Roller Stretch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t dem Rücken auf die Rolle, ein Bein einschlagen, stretchen</text:p>
          </table:table-cell>
          <table:table-cell office:value-type="string" calcext:value-type="string">
            <text:p>https://www.youtube.com/watch?v=0CrX59ulj9U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dmill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it den Armen ruder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at Pull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Band schräg oben befestigen, an beiden Enden mit den Schultermuskeln runterzieh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tterfly Stretch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9"/>
          <table:table-cell office:value-type="string" calcext:value-type="string">
            <text:p>Auf dem Boden sitzen, Beine ranziehen, Knie nach unten</text:p>
          </table:table-cell>
          <table:table-cell office:value-type="string" calcext:value-type="string">
            <text:p>https://www.youtube.com/watch?v=Eml2xnoLpY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ow Pull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Band vorne befestigen, an beiden Enden mit den Schultermuskeln nach hinten zieh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1014"/>
        </table:table-row>
        <table:table-row table:style-name="ro1">
          <table:table-cell office:value-type="string" calcext:value-type="string">
            <text:p>Superman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10"/>
          <table:table-cell office:value-type="string" calcext:value-type="string">
            <text:p>https://www.youtube.com/watch?v=b-e82KnrXQ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5"/>
          <table:table-cell office:value-type="string" calcext:value-type="string">
            <text:p>hamstring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5"/>
          <table:table-cell office:value-type="string" calcext:value-type="string">
            <text:p>adducto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ab Walk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5"/>
          <table:table-cell office:value-type="string" calcext:value-type="string">
            <text:p>glut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lve Pushes</text:p>
          </table:table-cell>
          <table:table-cell table:style-name="ce10"/>
          <table:table-cell table:style-name="ce13"/>
          <table:table-cell table:style-name="ce16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4"/>
          <table:table-cell table:style-name="ce26"/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verhead Band</text:p>
          </table:table-cell>
          <table:table-cell table:style-name="ce10"/>
          <table:table-cell table:style-name="ce13"/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Band mit gestreckten Armen über den Kopf nach hinten führen</text:p>
          </table:table-cell>
          <table:table-cell office:value-type="string" calcext:value-type="string">
            <text:p>https://www.youtube.com/watch?v=RqcOCBb4arc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and Reach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m Stehen eine Hand heben und strecken</text:p>
          </table:table-cell>
          <table:table-cell office:value-type="string" calcext:value-type="string">
            <text:p>https://www.youtube.com/watch?v=RqcOCBb4arc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en Hip Thrusts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9"/>
          <table:table-cell office:value-type="string" calcext:value-type="string">
            <text:p>Liegend und mit auseinandergeklappten Beinen die Hüfte nach oben drücken</text:p>
          </table:table-cell>
          <table:table-cell table:number-columns-repeated="1004"/>
        </table:table-row>
        <table:table-row table:style-name="ro1" table:number-rows-repeated="47">
          <table:table-cell/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H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J2:Sheet1.J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I2:Sheet1.I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T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8:56:35.174612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2-07-21T22:59:56.902318590</dc:date>
    <meta:editing-duration>P49DT15H17M50S</meta:editing-duration>
    <meta:editing-cycles>284</meta:editing-cycles>
    <meta:document-statistic meta:table-count="1" meta:cell-count="127" meta:object-count="0"/>
  </office:meta>
</office:document-meta>
</file>